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9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0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style:font-name="Lucida Sans" fo:font-size="14pt" style:font-size-asian="14pt" style:font-size-complex="14pt"/>
    </style:style>
    <style:style style:name="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89c398" officeooo:paragraph-rsid="003bf177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089c398" style:font-size-asian="8pt" style:font-name-complex="Lucida Sans" style:font-size-complex="8pt"/>
    </style:style>
    <style:style style:name="P2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c20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font-weight="bold" style:font-weight-asian="bold" style:font-name-complex="Lucida Sans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text-input text:description="&lt;for each=&quot;line in o.move_line_ids&quot;&gt;">For each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2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3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2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25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898cm"/>
    </style:style>
    <style:style style:name="Tabla7" style:family="table">
      <style:table-properties style:width="18.8cm" fo:margin-top="0cm" fo:margin-bottom="0cm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c20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delivery_address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text:s/>- <text:placeholder text:placeholder-type="text">&lt;o.origin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1-01-28T14:21:40.428000000</dc:date>
    <meta:editing-duration>P2DT19H20M2S</meta:editing-duration>
    <meta:editing-cycles>387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13" meta:word-count="48" meta:character-count="388" meta:non-whitespace-character-count="381"/>
  </office:meta>
</office:document-meta>
</file>